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5.1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Data Dictionar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rm</text:p>
          </table:table-cell>
          <table:table-cell office:value-type="string">
            <text:p>Meaning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W</text:p>
          </table:table-cell>
          <table:table-cell office:value-type="string">
            <text:p>East West Direction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rth South Direction</text:p>
          </table:table-cell>
        </table:table-row>
        <table:table-row table:style-name="ro1">
          <table:table-cell office:value-type="string">
            <text:p>Car_EW</text:p>
          </table:table-cell>
          <table:table-cell office:value-type="string">
            <text:p>Car Sensed in the East West direction</text:p>
          </table:table-cell>
        </table:table-row>
        <table:table-row table:style-name="ro1">
          <table:table-cell office:value-type="string">
            <text:p>Start_Car_timer</text:p>
          </table:table-cell>
          <table:table-cell office:value-type="string">
            <text:p>Starts the timer for the length the car has to wait in the opposite direction </text:p>
          </table:table-cell>
        </table:table-row>
        <table:table-row table:style-name="ro1">
          <table:table-cell office:value-type="string">
            <text:p>Car_Timer_done </text:p>
          </table:table-cell>
          <table:table-cell office:value-type="string">
            <text:p>Car timer has finished </text:p>
          </table:table-cell>
        </table:table-row>
        <table:table-row table:style-name="ro1">
          <table:table-cell office:value-type="string">
            <text:p>EW_Turn_Yellow</text:p>
          </table:table-cell>
          <table:table-cell office:value-type="string">
            <text:p>EW lights are sent signal to turn yellow</text:p>
          </table:table-cell>
        </table:table-row>
        <table:table-row table:style-name="ro1">
          <table:table-cell office:value-type="string">
            <text:p>EW_IS_Yellow</text:p>
          </table:table-cell>
          <table:table-cell office:value-type="string">
            <text:p>Signal saying the EW light is now yellow</text:p>
          </table:table-cell>
        </table:table-row>
        <table:table-row table:style-name="ro1">
          <table:table-cell office:value-type="string">
            <text:p>Start_Yellow_Timer</text:p>
          </table:table-cell>
          <table:table-cell office:value-type="string">
            <text:p>Starts the timer for the length of the yellow light to stay on </text:p>
          </table:table-cell>
        </table:table-row>
        <table:table-row table:style-name="ro2">
          <table:table-cell office:value-type="string">
            <text:p>Yellow_Timer_Done</text:p>
          </table:table-cell>
          <table:table-cell office:value-type="string">
            <text:p>The Yellow Light has been on for a certin amount of time and its time to turn red</text:p>
          </table:table-cell>
        </table:table-row>
        <table:table-row table:style-name="ro1">
          <table:table-cell office:value-type="string">
            <text:p>Turn_EW_Red</text:p>
          </table:table-cell>
          <table:table-cell office:value-type="string">
            <text:p>Signal to turn EW lights to red </text:p>
          </table:table-cell>
        </table:table-row>
        <table:table-row table:style-name="ro1">
          <table:table-cell office:value-type="string">
            <text:p>EW_Is_red </text:p>
          </table:table-cell>
          <table:table-cell office:value-type="string">
            <text:p>Signal saying the EW Light is now red</text:p>
          </table:table-cell>
        </table:table-row>
        <table:table-row table:style-name="ro1">
          <table:table-cell office:value-type="string">
            <text:p>Turn_NS_Green</text:p>
          </table:table-cell>
          <table:table-cell office:value-type="string">
            <text:p>signal to turn NS lights to green </text:p>
          </table:table-cell>
        </table:table-row>
        <table:table-row table:style-name="ro1">
          <table:table-cell office:value-type="string">
            <text:p>NO_Car_NS </text:p>
          </table:table-cell>
          <table:table-cell office:value-type="string">
            <text:p>Signal saying there is no cars in the NS direction</text:p>
          </table:table-cell>
        </table:table-row>
        <table:table-row table:style-name="ro1">
          <table:table-cell office:value-type="string">
            <text:p>Turn_NS_Yellow</text:p>
          </table:table-cell>
          <table:table-cell office:value-type="string">
            <text:p>Turns the NS lights to yellow</text:p>
          </table:table-cell>
        </table:table-row>
        <table:table-row table:style-name="ro1">
          <table:table-cell office:value-type="string">
            <text:p>NS_Is_Yellow</text:p>
          </table:table-cell>
          <table:table-cell office:value-type="string">
            <text:p>signal saying NS lights are now yellow</text:p>
          </table:table-cell>
        </table:table-row>
        <table:table-row table:style-name="ro1">
          <table:table-cell office:value-type="string">
            <text:p>Turn_NS_Red</text:p>
          </table:table-cell>
          <table:table-cell office:value-type="string">
            <text:p>turns the NS light to red </text:p>
          </table:table-cell>
        </table:table-row>
        <table:table-row table:style-name="ro2">
          <table:table-cell office:value-type="string">
            <text:p>No_Car_EW</text:p>
          </table:table-cell>
          <table:table-cell office:value-type="string">
            <text:p>No car ditected in the EW direction</text:p>
          </table:table-cell>
        </table:table-row>
        <table:table-row table:style-name="ro1">
          <table:table-cell office:value-type="string">
            <text:p>Turn_All_Red</text:p>
          </table:table-cell>
          <table:table-cell office:value-type="string">
            <text:p>Turns both lights to red </text:p>
          </table:table-cell>
        </table:table-row>
        <table:table-row table:style-name="ro1">
          <table:table-cell office:value-type="string">
            <text:p>CAR_NS</text:p>
          </table:table-cell>
          <table:table-cell office:value-type="string">
            <text:p>Car in sensed in the NS direction</text:p>
          </table:table-cell>
        </table:table-row>
        <table:table-row table:style-name="ro1">
          <table:table-cell office:value-type="string">
            <text:p>NS_Yellow</text:p>
          </table:table-cell>
          <table:table-cell office:value-type="string">
            <text:p>Turns the NS lights to yellow</text:p>
          </table:table-cell>
        </table:table-row>
        <table:table-row table:style-name="ro1">
          <table:table-cell office:value-type="string">
            <text:p>NS_is_Red</text:p>
          </table:table-cell>
          <table:table-cell office:value-type="string">
            <text:p>Signal saying the NS Light is red </text:p>
          </table:table-cell>
        </table:table-row>
        <table:table-row table:style-name="ro1">
          <table:table-cell office:value-type="string">
            <text:p>Green Light NS</text:p>
          </table:table-cell>
          <table:table-cell office:value-type="string">
            <text:p>The NS lights are in the green state</text:p>
          </table:table-cell>
        </table:table-row>
        <table:table-row table:style-name="ro1">
          <table:table-cell office:value-type="string">
            <text:p>Car Timer Running </text:p>
          </table:table-cell>
          <table:table-cell office:value-type="string">
            <text:p>The Car timer is running </text:p>
          </table:table-cell>
        </table:table-row>
        <table:table-row table:style-name="ro1">
          <table:table-cell office:value-type="string">
            <text:p>Yellow Light NS</text:p>
          </table:table-cell>
          <table:table-cell office:value-type="string">
            <text:p>the NS lights are yellow</text:p>
          </table:table-cell>
        </table:table-row>
        <table:table-row table:style-name="ro1">
          <table:table-cell office:value-type="string">
            <text:p>Yellow Timer Running</text:p>
          </table:table-cell>
          <table:table-cell office:value-type="string">
            <text:p>the state saying the yellow timer is running</text:p>
          </table:table-cell>
        </table:table-row>
        <table:table-row table:style-name="ro1">
          <table:table-cell office:value-type="string">
            <text:p>Red Light NS</text:p>
          </table:table-cell>
          <table:table-cell office:value-type="string">
            <text:p>the NS lights are in the red state</text:p>
          </table:table-cell>
        </table:table-row>
        <table:table-row table:style-name="ro1">
          <table:table-cell office:value-type="string">
            <text:p>Green Light EW </text:p>
          </table:table-cell>
          <table:table-cell office:value-type="string">
            <text:p>EW lights are in the green state</text:p>
          </table:table-cell>
        </table:table-row>
        <table:table-row table:style-name="ro1">
          <table:table-cell office:value-type="string">
            <text:p>Yellow light EW </text:p>
          </table:table-cell>
          <table:table-cell office:value-type="string">
            <text:p>EW lights are in the yellow state </text:p>
          </table:table-cell>
        </table:table-row>
        <table:table-row table:style-name="ro1">
          <table:table-cell office:value-type="string">
            <text:p>Red Light EW</text:p>
          </table:table-cell>
          <table:table-cell office:value-type="string">
            <text:p>EW lights are in the red state </text:p>
          </table:table-cell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21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Poirier</meta:initial-creator>
    <meta:creation-date>2011-12-19T21:00:41.77</meta:creation-date>
    <dc:date>2011-12-19T21:21:17.65</dc:date>
    <dc:creator>Andrew Poirier</dc:creator>
    <meta:editing-duration>PT4M22S</meta:editing-duration>
    <meta:editing-cycles>1</meta:editing-cycles>
    <meta:document-statistic meta:table-count="3" meta:cell-count="61" meta:object-count="0"/>
    <meta:generator>OpenOffice.org/3.3$Win32 OpenOffice.org_project/330m20$Build-9567</meta:generator>
  </office:meta>
</office:document-meta>
</file>